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69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74cm" fo:min-width="0.545cm"/>
    </style:style>
    <style:style style:name="gr8" style:family="graphic" style:parent-style-name="standard">
      <style:graphic-properties draw:textarea-horizontal-align="justify" draw:textarea-vertical-align="middle" draw:auto-grow-height="false" fo:min-height="0.374cm" fo:min-width="0.546cm"/>
    </style:style>
    <style:style style:name="gr9" style:family="graphic" style:parent-style-name="standard">
      <style:graphic-properties draw:textarea-horizontal-align="justify" draw:textarea-vertical-align="middle" draw:auto-grow-height="false" fo:min-height="0.374cm" fo:min-width="0.544cm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 fo:min-height="0.374cm" fo:min-width="0.545cm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694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694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19" style:family="graphic" style:parent-style-name="standard">
      <style:graphic-properties svg:stroke-width="0.018cm" svg:stroke-color="#cccccc" draw:marker-start-width="0.227cm" draw:marker-end-width="0.227cm" draw:fill="none" loext:fill-use-slide-background="false" draw:textarea-horizontal-align="justify" draw:textarea-vertical-align="middle" draw:auto-grow-height="false" fo:min-height="0.374cm" fo:min-width="0.545cm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cccccc" draw:marker-start-width="0.227cm" draw:marker-end-width="0.227cm" draw:fill="none" loext:fill-use-slide-background="false" draw:textarea-horizontal-align="justify" draw:textarea-vertical-align="middle" draw:auto-grow-height="false" fo:min-height="0.374cm" fo:min-width="0.546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cccccc" draw:marker-start-width="0.227cm" draw:marker-end-width="0.227cm" draw:fill="none" loext:fill-use-slide-background="false" draw:textarea-horizontal-align="justify" draw:textarea-vertical-align="middle" draw:auto-grow-height="false" fo:min-height="0.374cm" fo:min-width="0.544cm" fo:padding-top="0.134cm" fo:padding-bottom="0.134cm" fo:padding-left="0.259cm" fo:padding-right="0.259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23" style:family="graphic" style:parent-style-name="standard">
      <style:graphic-properties svg:stroke-color="#355269" draw:marker-start="Arrowheads_20_2" draw:marker-start-width="0.3cm" draw:marker-end="Arrowheads_20_3" draw:marker-end-width="0.3cm" draw:textarea-vertical-align="middle"/>
      <style:paragraph-properties style:writing-mode="lr-tb"/>
    </style:style>
    <style:style style:name="gr24" style:family="graphic" style:parent-style-name="standard">
      <style:graphic-properties draw:stroke="solid" draw:fill="none" fo:min-height="0.49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694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1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0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size="18pt" fo:font-weight="normal" style:font-weight-asian="normal" style:font-weight-complex="normal"/>
    </style:style>
    <style:style style:name="P3" style:family="paragraph">
      <loext:graphic-properties draw:fill="none"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  <style:text-properties fo:color="#eeeeee" loext:opacity="100%" fo:font-weight="bold"/>
    </style:style>
    <style:style style:name="P6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weight="bold"/>
    </style:style>
    <style:style style:name="P7" style:family="paragraph">
      <style:paragraph-properties fo:margin-left="0cm" fo:margin-right="0cm" fo:margin-top="0.457cm" fo:margin-bottom="0.203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457cm" fo:margin-bottom="0.203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.457cm" fo:margin-bottom="0.203cm" fo:line-height="100%" fo:text-indent="0cm" style:writing-mode="lr-tb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Noto Sans1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457cm" fo:margin-bottom="0.203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.457cm" fo:margin-bottom="0.203cm" fo:line-height="100%" fo:text-align="center" fo:text-indent="0cm" style:writing-mode="lr-tb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Noto Sans1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 style:writing-mode="lr-tb"/>
      <style:text-properties fo:color="#355269" loext:opacity="100%" loext:color-lum-mod="100%" loext:color-lum-off="0%"/>
    </style:style>
    <style:style style:name="P16" style:family="paragraph">
      <style:paragraph-properties fo:margin-top="0.42cm" fo:margin-bottom="0.35cm" fo:text-align="center"/>
    </style:style>
    <style:style style:name="P17" style:family="paragraph">
      <loext:graphic-properties draw:fill="none"/>
      <style:paragraph-properties fo:margin-top="0.42cm" fo:margin-bottom="0.35cm" fo:text-align="center" style:writing-mode="lr-tb"/>
      <style:text-properties style:font-name="DejaVu Sans Mono" fo:font-size="10pt" style:font-size-asian="10pt" style:font-size-complex="10pt"/>
    </style:style>
    <style:style style:name="P18" style:family="paragraph">
      <loext:graphic-properties draw:fill="none" draw:fill-color="#ffffff"/>
      <style:paragraph-properties fo:margin-left="0cm" fo:margin-right="0cm" fo:margin-top="0.457cm" fo:margin-bottom="0.203cm" fo:line-height="100%" fo:text-indent="0cm" style:writing-mode="lr-tb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Noto Sans1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.457cm" fo:margin-bottom="0.203cm" fo:line-height="100%" fo:text-align="center" fo:text-indent="0cm" style:writing-mode="lr-tb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Noto Sans1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.457cm" fo:margin-bottom="0.203cm" fo:line-height="100%" fo:text-align="center" fo:text-indent="0cm" style:writing-mode="lr-tb"/>
      <style:text-properties fo:font-variant="normal" fo:text-transform="none" fo:color="#168253" loext:opacity="100%" loext:color-lum-mod="100%" loext:color-lum-off="0%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style:font-name-asian="Noto Sans1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457cm" fo:margin-bottom="0.203cm" fo:line-height="100%" fo:text-align="start" fo:text-indent="0cm"/>
    </style:style>
    <style:style style:name="P22" style:family="paragraph">
      <loext:graphic-properties draw:fill="none" draw:fill-color="#ffffff"/>
      <style:paragraph-properties fo:margin-left="0cm" fo:margin-right="0cm" fo:margin-top="0.457cm" fo:margin-bottom="0.203cm" fo:line-height="100%" fo:text-align="start" fo:text-indent="0cm" style:writing-mode="lr-tb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style:font-name-asian="Noto Sans1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b2b2b2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eeeeee" loext:opacity="100%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cccccc" loext:opacity="100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eeeeee" loext:opacity="100%" fo:font-size="32pt" fo:font-weight="bold" style:font-size-asian="32pt" style:font-size-complex="32pt"/>
    </style:style>
    <style:style style:name="T6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1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style:font-name-asian="Noto Sans1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6pt" fo:font-style="normal" fo:text-shadow="none" style:text-underline-style="none" fo:font-weight="bold" style:letter-kerning="true" style:font-name-asian="Noto Sans1" style:font-size-asian="26pt" style:font-style-asian="normal" style:font-weight-asian="bold" style:font-name-complex="Droid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a7500" loext:opacity="100%" style:text-outline="false" style:text-line-through-style="none" style:text-line-through-type="none" style:font-name="DejaVu Sans Mono" fo:font-size="26pt" fo:font-style="normal" fo:text-shadow="none" style:text-underline-style="none" fo:font-weight="bold" style:letter-kerning="true" style:font-name-asian="Noto Sans1" style:font-size-asian="26pt" style:font-style-asian="normal" style:font-weight-asian="bold" style:font-name-complex="Droid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loext:opacity="100%" style:text-outline="false" style:text-line-through-style="none" style:text-line-through-type="none" style:text-position="super 58%" style:font-name="DejaVu Sans Mono" fo:font-size="26pt" fo:font-style="normal" fo:text-shadow="none" style:text-underline-style="none" fo:font-weight="normal" style:letter-kerning="true" style:font-name-asian="Noto Sans1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355269" loext:opacity="100%"/>
    </style:style>
    <style:style style:name="T14" style:family="text">
      <style:text-properties style:font-name="DejaVu Sans Mono" fo:font-size="11pt" style:font-size-asian="11pt" style:font-size-complex="11pt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style:font-name-asian="Noto Sans1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style:font-name-asian="Noto Sans1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a7500" loext:opacity="100%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style:font-name-asian="Noto Sans1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Noto Sans1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68253" loext:opacity="100%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style:font-name-asian="Noto Sans1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style:font-name-asian="Noto Sans1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46cm" svg:height="21.068cm" svg:x="0cm" svg:y="-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65cm" svg:height="10.16cm" svg:x="3.35cm" svg:y="5cm">
          <text:p text:style-name="P2"><text:span text:style-name="T1"/></text:p>
          <text:p text:style-name="P2"><text:span text:style-name="T1"/></text:p>
          <text:p text:style-name="P2"><text:span text:style-name="T2">BPL</text:span><text:span text:style-name="T3"><text:line-break/></text:span><text:span text:style-name="T3"/></text:p>
          <text:p text:style-name="P2"><text:span text:style-name="T4">The PIM library</text:span></text:p>
          <text:p text:style-name="P2"><text:span text:style-name="T4">for easing</text:span></text:p>
          <text:p text:style-name="P2"><text:span text:style-name="T4">PIM development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DPU </text:span><text:span text:style-name="T5">variable</text:span><text:span text:style-name="T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6.134cm" svg:height="7.944cm" svg:x="1.271cm" svg:y="3.078cm">
          <draw:text-box>
            <text:p text:style-name="P7"><text:span text:style-name="T6">One variable ‘__args__’</text:span></text:p>
            <text:list text:style-name="L1">
              <text:list-item>
                <text:list>
                  <text:list-item>
                    <text:p text:style-name="P7"><text:span text:style-name="T7">Holds the input parameters from the HOST</text:span></text:p>
                  </text:list-item>
                </text:list>
              </text:list-item>
            </text:list>
            <text:p text:style-name="P7"><text:span text:style-name="T6"><text:line-break/></text:span><text:span text:style-name="T6">Example:</text:span></text:p>
            <text:list text:continue-numbering="true" text:style-name="L1">
              <text:list-item>
                <text:list>
                  <text:list-header>
                    <text:p text:style-name="P7"><text:span text:style-name="T7"/></text:p>
                    <text:list>
                      <text:list-header>
                        <text:p text:style-name="P7"><text:span text:style-name="T8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6" draw:text-style-name="P9" draw:layer="layout" svg:width="23.495cm" svg:height="1.318cm" svg:x="2.54cm" svg:y="8.89cm">
          <draw:text-box>
            <text:p text:style-name="P7"><text:span text:style-name="T9">void </text:span><text:span text:style-name="T10">run</text:span><text:span text:style-name="T9"> (uint8_t arr[16], uint32_t n);</text:span></text:p>
          </draw:text-box>
        </draw:frame>
        <draw:custom-shape draw:style-name="gr7" draw:text-style-name="P10" draw:layer="layout" svg:width="1.045cm" svg:height="0.624cm" svg:x="5.71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6.78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7.85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8.92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9.99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1.06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2.13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3.20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4.27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5.34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6.41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046cm" svg:height="0.624cm" svg:x="17.48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8.55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046cm" svg:height="0.624cm" svg:x="19.62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044cm" svg:height="0.624cm" svg:x="20.69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21.76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2.91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3.98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5.05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6.12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2" draw:layer="layout" svg:x1="13.335cm" svg:y1="10.408cm" svg:x2="11.43cm" svg:y2="12.265cm">
          <text:p/>
        </draw:line>
        <draw:line draw:style-name="gr11" draw:text-style-name="P12" draw:layer="layout" svg:x1="22.86cm" svg:y1="10.408cm" svg:x2="24.13cm" svg:y2="12.265cm">
          <text:p/>
        </draw:line>
        <draw:frame draw:style-name="gr12" draw:text-style-name="P9" draw:layer="layout" svg:width="5.174cm" svg:height="1.318cm" svg:x="0.741cm" svg:y="12.09cm">
          <draw:text-box>
            <text:p text:style-name="P7"><text:span text:style-name="T9">__args__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DPU vari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26.134cm" svg:height="7.944cm" svg:x="1.271cm" svg:y="3.078cm">
          <draw:text-box>
            <text:p text:style-name="P7"><text:span text:style-name="T6">If no reference in the ‘run’ prototype...</text:span></text:p>
            <text:list text:style-name="L1">
              <text:list-item>
                <text:list>
                  <text:list-item>
                    <text:p text:style-name="P7"><text:span text:style-name="T7">The full buffer is broadcasted from Host to DPUs at each run</text:span></text:p>
                  </text:list-item>
                </text:list>
              </text:list-item>
            </text:list>
            <text:p text:style-name="P7"><text:span text:style-name="T6"><text:line-break/></text:span><text:span text:style-name="T6">Example:</text:span></text:p>
            <text:list text:continue-numbering="true" text:style-name="L1">
              <text:list-item>
                <text:list>
                  <text:list-header>
                    <text:p text:style-name="P7"><text:span text:style-name="T7"/></text:p>
                    <text:list>
                      <text:list-header>
                        <text:p text:style-name="P7"><text:span text:style-name="T8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4" draw:text-style-name="P9" draw:layer="layout" svg:width="23.495cm" svg:height="1.318cm" svg:x="2.54cm" svg:y="8.89cm">
          <draw:text-box>
            <text:p text:style-name="P7"><text:span text:style-name="T9">void </text:span><text:span text:style-name="T10">run</text:span><text:span text:style-name="T9"> (uint8_t arr[16], uint32_t n);</text:span></text:p>
          </draw:text-box>
        </draw:frame>
        <draw:custom-shape draw:style-name="gr7" draw:text-style-name="P10" draw:layer="layout" svg:width="1.045cm" svg:height="0.624cm" svg:x="5.71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6.78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7.85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8.92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9.99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1.06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2.13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3.20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4.27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5.34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6.41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046cm" svg:height="0.624cm" svg:x="17.48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8.55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046cm" svg:height="0.624cm" svg:x="19.62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044cm" svg:height="0.624cm" svg:x="20.69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21.76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2.91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3.98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5.05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6.12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2" draw:layer="layout" svg:x1="13.335cm" svg:y1="10.408cm" svg:x2="11.43cm" svg:y2="12.265cm">
          <text:p/>
        </draw:line>
        <draw:line draw:style-name="gr11" draw:text-style-name="P12" draw:layer="layout" svg:x1="22.86cm" svg:y1="10.408cm" svg:x2="24.13cm" svg:y2="12.265cm">
          <text:p/>
        </draw:line>
        <draw:frame draw:style-name="gr15" draw:text-style-name="P9" draw:layer="layout" svg:width="5.174cm" svg:height="1.318cm" svg:x="0.741cm" svg:y="12.09cm">
          <draw:text-box>
            <text:p text:style-name="P7"><text:span text:style-name="T9">__args__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DPU vari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26.134cm" svg:height="7.944cm" svg:x="1.271cm" svg:y="3.078cm">
          <draw:text-box>
            <text:p text:style-name="P7"><text:span text:style-name="T6">If reference(s) in the ‘run’ prototype...</text:span></text:p>
            <text:list text:style-name="L1">
              <text:list-item>
                <text:list>
                  <text:list-item>
                    <text:p text:style-name="P7"><text:span text:style-name="T7">The full buffer is broadcasted from Host to DPUs at first run</text:span></text:p>
                  </text:list-item>
                </text:list>
              </text:list-item>
            </text:list>
            <text:p text:style-name="P7"><text:span text:style-name="T6"><text:line-break/></text:span><text:span text:style-name="T6">Example:</text:span></text:p>
            <text:list text:continue-numbering="true" text:style-name="L1">
              <text:list-item>
                <text:list>
                  <text:list-header>
                    <text:p text:style-name="P7"><text:span text:style-name="T7"/></text:p>
                    <text:list>
                      <text:list-header>
                        <text:p text:style-name="P7"><text:span text:style-name="T8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7" draw:text-style-name="P9" draw:layer="layout" svg:width="23.495cm" svg:height="1.318cm" svg:x="2.54cm" svg:y="8.89cm">
          <draw:text-box>
            <text:p text:style-name="P7"><text:span text:style-name="T9">void </text:span><text:span text:style-name="T10">run</text:span><text:span text:style-name="T9"> (uint8_t</text:span><text:span text:style-name="T11">&amp;</text:span><text:span text:style-name="T9"> arr[16], uint32_t n);</text:span></text:p>
          </draw:text-box>
        </draw:frame>
        <draw:custom-shape draw:style-name="gr7" draw:text-style-name="P10" draw:layer="layout" svg:width="1.045cm" svg:height="0.624cm" svg:x="5.71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6.78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7.85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8.92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9.99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1.06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2.13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3.20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4.27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5.34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6.41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046cm" svg:height="0.624cm" svg:x="17.48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18.554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046cm" svg:height="0.624cm" svg:x="19.62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044cm" svg:height="0.624cm" svg:x="20.69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45cm" svg:height="0.624cm" svg:x="21.763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2.91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3.98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5.05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6.125cm" svg:y="12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2" draw:layer="layout" svg:x1="13.335cm" svg:y1="10.408cm" svg:x2="11.43cm" svg:y2="12.265cm">
          <text:p/>
        </draw:line>
        <draw:line draw:style-name="gr11" draw:text-style-name="P12" draw:layer="layout" svg:x1="22.86cm" svg:y1="10.408cm" svg:x2="24.13cm" svg:y2="12.265cm">
          <text:p/>
        </draw:line>
        <draw:frame draw:style-name="gr18" draw:text-style-name="P9" draw:layer="layout" svg:width="5.174cm" svg:height="1.318cm" svg:x="0.741cm" svg:y="12.09cm">
          <draw:text-box>
            <text:p text:style-name="P7"><text:span text:style-name="T9">1</text:span><text:span text:style-name="T12">st</text:span><text:span text:style-name="T9"> call</text:span></text:p>
          </draw:text-box>
        </draw:frame>
        <draw:custom-shape draw:style-name="gr19" draw:text-style-name="P12" draw:layer="layout" svg:width="1.045cm" svg:height="0.624cm" svg:x="5.716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6.786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7.856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8.926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9.996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11.065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12.135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13.205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14.275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15.345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16.415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1.046cm" svg:height="0.624cm" svg:x="17.484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18.555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1.046cm" svg:height="0.624cm" svg:x="19.624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1.044cm" svg:height="0.624cm" svg:x="20.694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45cm" svg:height="0.624cm" svg:x="21.764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2.916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3.986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5.056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045cm" svg:height="0.624cm" svg:x="26.126cm" svg:y="16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4" draw:layer="layout" svg:width="5.174cm" svg:height="2.385cm" svg:x="0.742cm" svg:y="15.89cm">
          <draw:text-box>
            <text:p text:style-name="P13"><text:span text:style-name="T9">next</text:span><text:span text:style-name="T9"><text:line-break/></text:span><text:span text:style-name="T9">calls</text:span></text:p>
          </draw:text-box>
        </draw:frame>
        <draw:line draw:style-name="gr23" draw:text-style-name="P15" draw:layer="layout" svg:x1="5.715cm" svg:y1="18.275cm" svg:x2="22.86cm" svg:y2="18.415cm">
          <text:p text:style-name="P10"><text:span text:style-name="T13">delta</text:span></text:p>
          <text:p text:style-name="P10"><text:span text:style-name="T13"/></text:p>
        </draw:line>
        <draw:frame draw:style-name="gr24" draw:text-style-name="P17" draw:layer="layout" svg:width="22.655cm" svg:height="0.746cm" svg:x="4.445cm" svg:y="19.574cm">
          <draw:text-box>
            <text:p text:style-name="P16"><text:span text:style-name="T14">dpu_broadcast_to (dpu, "__args__", delta, buffer+delta, size-delta, DPU_XFER_DEFAULT);</text:span></text:p>
          </draw:text-box>
        </draw:frame>
        <draw:line draw:style-name="gr23" draw:text-style-name="P15" draw:layer="layout" svg:x1="5.716cm" svg:y1="15.684cm" svg:x2="27.12cm" svg:y2="15.849cm">
          <text:p text:style-name="P10"><text:span text:style-name="T13">size</text:span></text:p>
          <text:p text:style-name="P10"><text:span text:style-name="T13"/></text:p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DPU vari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8" draw:layer="layout" svg:width="26.134cm" svg:height="7.944cm" svg:x="1.271cm" svg:y="3.078cm">
          <draw:text-box>
            <text:p text:style-name="P7"><text:span text:style-name="T6">If reference(s) in the ‘run’ prototype...</text:span></text:p>
            <text:list text:style-name="L1">
              <text:list-item>
                <text:list>
                  <text:list-item>
                    <text:p text:style-name="P7"><text:span text:style-name="T7">The full buffer is broadcasted from Host to DPUs at first run</text:span></text:p>
                  </text:list-item>
                </text:list>
              </text:list-item>
            </text:list>
            <text:p text:style-name="P7"><text:span text:style-name="T6"><text:line-break/></text:span><text:span text:style-name="T6">Example:</text:span></text:p>
            <text:list text:continue-numbering="true" text:style-name="L1">
              <text:list-item>
                <text:list>
                  <text:list-header>
                    <text:p text:style-name="P7"><text:span text:style-name="T7"/></text:p>
                    <text:list>
                      <text:list-header>
                        <text:p text:style-name="P7"><text:span text:style-name="T8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6" draw:text-style-name="P9" draw:layer="layout" svg:width="23.495cm" svg:height="1.318cm" svg:x="2.54cm" svg:y="8.89cm">
          <draw:text-box>
            <text:p text:style-name="P7"><text:span text:style-name="T9">void </text:span><text:span text:style-name="T10">run</text:span><text:span text:style-name="T9"> (uint8_t</text:span><text:span text:style-name="T11">&amp;</text:span><text:span text:style-name="T9"> arr[16], uint32_t n);</text:span></text:p>
          </draw:text-box>
        </draw:frame>
        <draw:frame draw:style-name="gr27" draw:text-style-name="P8" draw:layer="layout" svg:width="26.134cm" svg:height="4.002cm" svg:x="1.271cm" svg:y="11.678cm">
          <draw:text-box>
            <text:p text:style-name="P7"><text:span text:style-name="T15">Current constraint...</text:span></text:p>
            <text:list text:style-name="L1">
              <text:list-item>
                <text:list>
                  <text:list-item>
                    <text:p text:style-name="P7"><text:span text:style-name="T7">Referenced types must be the first ones in the ‘run’ prototype</text:span></text:p>
                  </text:list-item>
                  <text:list-item>
                    <text:p text:style-name="P7"><text:span text:style-name="T7">Could be avoided in future releases</text:span></text:p>
                  </text:list-item>
                </text:list>
              </text:list-item>
            </text:list>
          </draw:text-box>
        </draw:frame>
        <draw:frame draw:style-name="gr28" draw:text-style-name="P18" draw:layer="layout" svg:width="23.495cm" svg:height="1.27cm" svg:x="2.541cm" svg:y="16.49cm">
          <draw:text-box>
            <text:p text:style-name="P7"><text:span text:style-name="T16">void </text:span><text:span text:style-name="T17">run</text:span><text:span text:style-name="T16"> (uint8_t</text:span><text:span text:style-name="T18">&amp;</text:span><text:span text:style-name="T16"> arr[16], uint32_t</text:span><text:span text:style-name="T18">&amp;</text:span><text:span text:style-name="T16"> n, char c);</text:span></text:p>
          </draw:text-box>
        </draw:frame>
        <draw:frame draw:style-name="gr29" draw:text-style-name="P18" draw:layer="layout" svg:width="23.495cm" svg:height="1.27cm" svg:x="2.542cm" svg:y="17.99cm">
          <draw:text-box>
            <text:p text:style-name="P7"><text:span text:style-name="T16">void </text:span><text:span text:style-name="T17">run</text:span><text:span text:style-name="T16"> (uint8_t <text:s/>arr[16], uint32_t</text:span><text:span text:style-name="T18">&amp;</text:span><text:span text:style-name="T16"> n, char c);</text:span></text:p>
          </draw:text-box>
        </draw:frame>
        <draw:frame draw:style-name="gr30" draw:text-style-name="P19" draw:layer="layout" svg:width="2.143cm" svg:height="1.16cm" svg:x="25.327cm" svg:y="18.09cm">
          <draw:text-box>
            <text:p text:style-name="P13"><text:span text:style-name="T19">static assert</text:span></text:p>
          </draw:text-box>
        </draw:frame>
        <draw:frame draw:style-name="gr31" draw:text-style-name="P20" draw:layer="layout" svg:width="1.908cm" svg:height="1.27cm" svg:x="23.727cm" svg:y="16.49cm">
          <draw:text-box>
            <text:p text:style-name="P13"><text:span text:style-name="T20">OK</text:span></text:p>
          </draw:text-box>
        </draw:frame>
        <draw:frame draw:style-name="gr32" draw:text-style-name="P22" draw:layer="layout" svg:width="1.508cm" svg:height="1.159cm" svg:x="24.127cm" svg:y="17.991cm">
          <draw:text-box>
            <text:p text:style-name="P21"><text:span text:style-name="T21">K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18:32.975611365</meta:creation-date>
    <dc:date>2023-08-01T10:58:19.043112478</dc:date>
    <meta:editing-duration>P8DT5H55M38S</meta:editing-duration>
    <meta:editing-cycles>423</meta:editing-cycles>
    <meta:generator>LibreOffice/7.4.7.2$Linux_X86_64 LibreOffice_project/40$Build-2</meta:generator>
    <meta:document-statistic meta:object-count="144"/>
  </office:meta>
</office:document-meta>
</file>